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layer="layout" svg:width="9.032cm" svg:height="3.493cm" svg:x="9.505cm" svg:y="9.3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7cm" svg:x="1.4cm" svg:y="0.837cm" presentation:class="title">
          <draw:text-box>
            <text:p>Embedded Spreadshee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aor Rosenberg</meta:initial-creator>
    <meta:creation-date>2010-06-03T13:39:03.37</meta:creation-date>
    <meta:editing-duration>PT00H03M25S</meta:editing-duration>
    <meta:editing-cycles>2</meta:editing-cycles>
    <dc:date>2010-06-03T13:42:15.78</dc:date>
    <dc:creator>Naor Rosenberg</dc:creator>
    <meta:document-statistic meta:object-count="25"/>
    <meta:generator>OpenOffice.org/3.1$Win32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table:number-columns-repeated="1021"/>
        </table:table-row>
        <table:table-row table:style-name="ro1">
          <table:table-cell office:value-type="string">
            <text:p>val11</text:p>
          </table:table-cell>
          <table:table-cell office:value-type="string">
            <text:p>val21</text:p>
          </table:table-cell>
          <table:table-cell office:value-type="string">
            <text:p>val31</text:p>
          </table:table-cell>
          <table:table-cell table:number-columns-repeated="1021"/>
        </table:table-row>
        <table:table-row table:style-name="ro1">
          <table:table-cell office:value-type="string">
            <text:p>val12</text:p>
          </table:table-cell>
          <table:table-cell office:value-type="string">
            <text:p>val22</text:p>
          </table:table-cell>
          <table:table-cell office:value-type="string">
            <text:p>val32</text:p>
          </table:table-cell>
          <table:table-cell table:number-columns-repeated="1021"/>
        </table:table-row>
        <table:table-row table:style-name="ro1">
          <table:table-cell office:value-type="string">
            <text:p>val13</text:p>
          </table:table-cell>
          <table:table-cell office:value-type="string">
            <text:p>val23</text:p>
          </table:table-cell>
          <table:table-cell office:value-type="string">
            <text:p>val33</text:p>
          </table:table-cell>
          <table:table-cell table:number-columns-repeated="1021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3">06/03/2010</text:date>, <text:time>13:4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